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557cm" table:align="left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3.431cm"/>
    </style:style>
    <style:style style:name="Tableau1.C" style:family="table-column">
      <style:table-column-properties style:column-width="1.91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557cm" table:align="left"/>
    </style:style>
    <style:style style:name="Tableau2.A" style:family="table-column">
      <style:table-column-properties style:column-width="2.214cm"/>
    </style:style>
    <style:style style:name="Tableau2.B" style:family="table-column">
      <style:table-column-properties style:column-width="3.431cm"/>
    </style:style>
    <style:style style:name="Tableau2.C" style:family="table-column">
      <style:table-column-properties style:column-width="1.91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7.557cm" table:align="left"/>
    </style:style>
    <style:style style:name="Tableau3.A" style:family="table-column">
      <style:table-column-properties style:column-width="2.214cm"/>
    </style:style>
    <style:style style:name="Tableau3.B" style:family="table-column">
      <style:table-column-properties style:column-width="3.431cm"/>
    </style:style>
    <style:style style:name="Tableau3.C" style:family="table-column">
      <style:table-column-properties style:column-width="1.912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cm" fo:margin-bottom="0cm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cm" fo:margin-bottom="0cm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cm" fo:margin-bottom="0cm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cm" fo:margin-bottom="0cm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cm" fo:margin-bottom="0cm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1">
      <style:paragraph-properties fo:margin-top="0cm" fo:margin-bottom="0cm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2">
      <style:paragraph-properties fo:margin-top="0cm" fo:margin-bottom="0cm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3">
      <style:paragraph-properties fo:margin-top="0cm" fo:margin-bottom="0cm" style:contextual-spacing="false"/>
    </style:style>
    <style:style style:name="P68" style:family="paragraph" style:parent-style-name="Text_20_body" style:list-style-name="L34"/>
    <style:style style:name="P69" style:family="paragraph" style:parent-style-name="Text_20_body" style:list-style-name="L34">
      <style:paragraph-properties fo:margin-top="0cm" fo:margin-bottom="0cm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5">
      <style:paragraph-properties fo:margin-top="0cm" fo:margin-bottom="0cm" style:contextual-spacing="false"/>
    </style:style>
    <style:style style:name="P72" style:family="paragraph" style:parent-style-name="Text_20_body" style:list-style-name="L36"/>
    <style:style style:name="P73" style:family="paragraph" style:parent-style-name="Text_20_body" style:list-style-name="L36">
      <style:paragraph-properties fo:margin-top="0cm" fo:margin-bottom="0cm" style:contextual-spacing="false"/>
    </style:style>
    <style:style style:name="P74" style:family="paragraph" style:parent-style-name="Text_20_body" style:list-style-name="L37"/>
    <style:style style:name="P75" style:family="paragraph" style:parent-style-name="Text_20_body" style:list-style-name="L37">
      <style:paragraph-properties fo:margin-top="0cm" fo:margin-bottom="0cm" style:contextual-spacing="false"/>
    </style:style>
    <style:style style:name="P76" style:family="paragraph" style:parent-style-name="Text_20_body" style:list-style-name="L38"/>
    <style:style style:name="P77" style:family="paragraph" style:parent-style-name="Text_20_body" style:list-style-name="L38">
      <style:paragraph-properties fo:margin-top="0cm" fo:margin-bottom="0cm" style:contextual-spacing="false"/>
    </style:style>
    <style:style style:name="P78" style:family="paragraph" style:parent-style-name="Text_20_body" style:list-style-name="L39"/>
    <style:style style:name="P79" style:family="paragraph" style:parent-style-name="Text_20_body" style:list-style-name="L39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19-5 : Synthèse Réseaux et entraînement type bac</text:h>
      <text:h text:style-name="Heading_20_2" text:outline-level="2">Place dans la progression</text:h>
      <text:p text:style-name="Text_20_body">Cette séance vient après :</text:p>
      <text:list text:style-name="L1">
        <text:list-item>
          <text:p text:style-name="P3"><text:span text:style-name="Strong_20_Emphasis">séance 19</text:span> : adresse IP, <text:span text:style-name="Source_20_Text">/24</text:span>, adresse réseau, même réseau ou non, routeur ; </text:p>
        </text:list-item>
        <text:list-item>
          <text:p text:style-name="P3"><text:span text:style-name="Strong_20_Emphasis">séance 19-1</text:span> : routeur, interfaces réseau, RAM, Linux, protocoles ; </text:p>
        </text:list-item>
        <text:list-item>
          <text:p text:style-name="P3"><text:span text:style-name="Strong_20_Emphasis">séance 19-2</text:span> : table de routage, destination, interface de sortie, métrique, RIP ; </text:p>
        </text:list-item>
        <text:list-item>
          <text:p text:style-name="P3"><text:span text:style-name="Strong_20_Emphasis">séance 19-3</text:span> : chemin, panne, mise à jour simple de table ; </text:p>
        </text:list-item>
        <text:list-item>
          <text:p text:style-name="P2"><text:span text:style-name="Strong_20_Emphasis">séance 19-4</text:span> : OSPF, coût des liaisons, somme des coûts, amélioration de liaison. </text:p>
        </text:list-item>
      </text:list>
      <text:p text:style-name="Text_20_body">Cette séance a une fonction très claire :</text:p>
      <text:p text:style-name="Quotations">faire passer les élèves d’une compréhension “par morceaux”<text:line-break/>à une capacité de traitement d’un exercice mixte de type bac.</text:p>
      <text:p text:style-name="Text_20_body">Autrement dit, il s’agit d’une <text:span text:style-name="Strong_20_Emphasis">séance de consolidation active</text:span>, centrée sur :</text:p>
      <text:list text:style-name="L2">
        <text:list-item>
          <text:p text:style-name="P5">le repérage des notions ; </text:p>
        </text:list-item>
        <text:list-item>
          <text:p text:style-name="P5">la méthode ; </text:p>
        </text:list-item>
        <text:list-item>
          <text:p text:style-name="P5">l’enchaînement des raisonnements ; </text:p>
        </text:list-item>
        <text:list-item>
          <text:p text:style-name="P4">la rédaction simple mais correcte. </text:p>
        </text:list-item>
      </text:list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Réinvestir l’ensemble des notions de base du bloc Réseaux dans des exercices progressifs puis dans un <text:span text:style-name="Strong_20_Emphasis">mini-sujet type bac guidé</text:span>.</text:p>
      <text:p text:style-name="Horizontal_20_Line"/>
      <text:h text:style-name="Heading_20_2" text:outline-level="2">Objectifs opérationnels</text:h>
      <text:p text:style-name="Text_20_body">À la fin de la séance, l’élève doit être capable de :</text:p>
      <text:list text:style-name="L3">
        <text:list-item>
          <text:p text:style-name="P7">trouver l’adresse réseau d’une machine en <text:span text:style-name="Source_20_Text">/24</text:span> ; </text:p>
        </text:list-item>
        <text:list-item>
          <text:p text:style-name="P7">dire si deux machines sont dans le même réseau ; </text:p>
        </text:list-item>
        <text:list-item>
          <text:p text:style-name="P7">expliquer l’échec d’une communication simple ; </text:p>
        </text:list-item>
        <text:list-item>
          <text:p text:style-name="P7">expliquer le rôle d’un routeur ; </text:p>
        </text:list-item>
        <text:list-item>
          <text:p text:style-name="P7">justifier la nécessité d’au moins deux interfaces réseau ; </text:p>
        </text:list-item>
        <text:list-item>
          <text:p text:style-name="P7">définir <text:span text:style-name="Strong_20_Emphasis">RAM</text:span> ; </text:p>
        </text:list-item>
        <text:list-item>
          <text:p text:style-name="P7">expliquer ce qu’est <text:span text:style-name="Strong_20_Emphasis">Linux</text:span> ; </text:p>
        </text:list-item>
        <text:list-item>
          <text:p text:style-name="P7">lire une table de routage simple ; </text:p>
        </text:list-item>
        <text:list-item>
          <text:p text:style-name="P7">choisir un chemin avec <text:span text:style-name="Strong_20_Emphasis">RIP</text:span> ; </text:p>
        </text:list-item>
        <text:list-item>
          <text:p text:style-name="P7"><text:soft-page-break/>mettre à jour un choix après une panne ; </text:p>
        </text:list-item>
        <text:list-item>
          <text:p text:style-name="P7">calculer un coût de chemin avec <text:span text:style-name="Strong_20_Emphasis">OSPF</text:span> ; </text:p>
        </text:list-item>
        <text:list-item>
          <text:p text:style-name="P7">expliquer pourquoi un chemin est préféré à un autre ; </text:p>
        </text:list-item>
        <text:list-item>
          <text:p text:style-name="P6">répondre proprement à un enchaînement de questions de type bac. </text:p>
        </text:list-item>
      </text:list>
      <text:p text:style-name="Horizontal_20_Line"/>
      <text:h text:style-name="Heading_20_2" text:outline-level="2">Notions travaillées</text:h>
      <text:list text:style-name="L4">
        <text:list-item>
          <text:p text:style-name="P9">adresse IP </text:p>
        </text:list-item>
        <text:list-item>
          <text:p text:style-name="P9"><text:span text:style-name="Source_20_Text">/24</text:span> </text:p>
        </text:list-item>
        <text:list-item>
          <text:p text:style-name="P9">adresse réseau </text:p>
        </text:list-item>
        <text:list-item>
          <text:p text:style-name="P9">communication directe ou non </text:p>
        </text:list-item>
        <text:list-item>
          <text:p text:style-name="P9">routeur </text:p>
        </text:list-item>
        <text:list-item>
          <text:p text:style-name="P9">interface réseau </text:p>
        </text:list-item>
        <text:list-item>
          <text:p text:style-name="P9">RAM </text:p>
        </text:list-item>
        <text:list-item>
          <text:p text:style-name="P9">Linux </text:p>
        </text:list-item>
        <text:list-item>
          <text:p text:style-name="P9">protocole </text:p>
        </text:list-item>
        <text:list-item>
          <text:p text:style-name="P9">table de routage </text:p>
        </text:list-item>
        <text:list-item>
          <text:p text:style-name="P9">RIP </text:p>
        </text:list-item>
        <text:list-item>
          <text:p text:style-name="P9">métrique </text:p>
        </text:list-item>
        <text:list-item>
          <text:p text:style-name="P9">panne d’un routeur </text:p>
        </text:list-item>
        <text:list-item>
          <text:p text:style-name="P9">OSPF </text:p>
        </text:list-item>
        <text:list-item>
          <text:p text:style-name="P9">coût des liaisons </text:p>
        </text:list-item>
        <text:list-item>
          <text:p text:style-name="P8">somme des coûts </text:p>
        </text:list-item>
      </text:list>
      <text:p text:style-name="Horizontal_20_Line"/>
      <text:h text:style-name="Heading_20_2" text:outline-level="2">Compétences visées</text:h>
      <text:list text:style-name="L5">
        <text:list-item>
          <text:p text:style-name="P11">lire un énoncé technique sans se perdre ; </text:p>
        </text:list-item>
        <text:list-item>
          <text:p text:style-name="P11">identifier la notion utile pour chaque question ; </text:p>
        </text:list-item>
        <text:list-item>
          <text:p text:style-name="P11">justifier une réponse courte ; </text:p>
        </text:list-item>
        <text:list-item>
          <text:p text:style-name="P11">exploiter un schéma ; </text:p>
        </text:list-item>
        <text:list-item>
          <text:p text:style-name="P11">exploiter une table ; </text:p>
        </text:list-item>
        <text:list-item>
          <text:p text:style-name="P11">comparer plusieurs chemins ; </text:p>
        </text:list-item>
        <text:list-item>
          <text:p text:style-name="P10">enchaîner plusieurs raisonnements dans le bon ordre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Cette séance doit installer <text:span text:style-name="Strong_20_Emphasis">trois réflexes de méthode</text:span>.</text:p>
      <text:h text:style-name="Heading_20_3" text:outline-level="3">Réflexe 1 — Une question = une notion dominante</text:h>
      <text:p text:style-name="Text_20_body">Exemples :</text:p>
      <text:list text:style-name="L6">
        <text:list-item>
          <text:p text:style-name="P13"><text:soft-page-break/>si on parle de <text:span text:style-name="Source_20_Text">/24</text:span> → on pense <text:span text:style-name="Strong_20_Emphasis">adresse réseau</text:span> </text:p>
        </text:list-item>
        <text:list-item>
          <text:p text:style-name="P13">si on parle de réseaux différents → on pense <text:span text:style-name="Strong_20_Emphasis">routeur</text:span> </text:p>
        </text:list-item>
        <text:list-item>
          <text:p text:style-name="P13">si on parle de <text:span text:style-name="Source_20_Text">eth0</text:span>, <text:span text:style-name="Source_20_Text">eth1</text:span>, <text:span text:style-name="Source_20_Text">eth2</text:span> → on pense <text:span text:style-name="Strong_20_Emphasis">interfaces</text:span> </text:p>
        </text:list-item>
        <text:list-item>
          <text:p text:style-name="P13">si on parle de table RIP → on pense <text:span text:style-name="Strong_20_Emphasis">plus petite métrique</text:span> </text:p>
        </text:list-item>
        <text:list-item>
          <text:p text:style-name="P12">si on parle d’OSPF → on pense <text:span text:style-name="Strong_20_Emphasis">somme des coûts</text:span> </text:p>
        </text:list-item>
      </text:list>
      <text:p text:style-name="Text_20_body">Les élèves fragiles ont souvent les notions, mais ne savent pas laquelle mobiliser.</text:p>
      <text:p text:style-name="Horizontal_20_Line"/>
      <text:h text:style-name="Heading_20_3" text:outline-level="3">Réflexe 2 — Répondre avec le bon niveau de précision</text:h>
      <text:p text:style-name="Text_20_body">Pour ce type de sujet, on ne demande pas un roman.<text:line-break/>On demande des réponses <text:span text:style-name="Strong_20_Emphasis">courtes, justes, ciblées</text:span>.</text:p>
      <text:p text:style-name="Text_20_body">Exemple :</text:p>
      <text:p text:style-name="Quotations">“M1 et M3 n’appartiennent pas au même réseau car leurs adresses réseau sont différentes : 192.168.1.0 et 192.168.2.0.”</text:p>
      <text:p text:style-name="Text_20_body">C’est suffisant et propre.</text:p>
      <text:p text:style-name="Horizontal_20_Line"/>
      <text:h text:style-name="Heading_20_3" text:outline-level="3">Réflexe 3 — Toujours justifier par l’information de l’énoncé</text:h>
      <text:list text:style-name="L7">
        <text:list-item>
          <text:p text:style-name="P15">adresse réseau ; </text:p>
        </text:list-item>
        <text:list-item>
          <text:p text:style-name="P15">table de routage ; </text:p>
        </text:list-item>
        <text:list-item>
          <text:p text:style-name="P15">métrique ; </text:p>
        </text:list-item>
        <text:list-item>
          <text:p text:style-name="P15">type de liaison ; </text:p>
        </text:list-item>
        <text:list-item>
          <text:p text:style-name="P15">panne ; </text:p>
        </text:list-item>
        <text:list-item>
          <text:p text:style-name="P14">coût. </text:p>
        </text:list-item>
      </text:list>
      <text:p text:style-name="Text_20_body">Il faut apprendre aux élèves à <text:span text:style-name="Strong_20_Emphasis">s’appuyer sur ce qui est donné</text:span>, pas à répondre “au feeling”.</text:p>
      <text:p text:style-name="Horizontal_20_Line"/>
      <text:h text:style-name="Heading_20_1" text:outline-level="1">2. Point pédagogique important</text:h>
      <text:p text:style-name="Text_20_body">Cette séance peut vite devenir lourde si elle est menée comme un bac blanc sec.<text:line-break/>Pour tes élèves, je te conseille de la structurer en trois temps :</text:p>
      <text:h text:style-name="Heading_20_3" text:outline-level="3">Temps 1 — Réactivation très guidée</text:h>
      <text:p text:style-name="Text_20_body">Questions courtes, une notion à la fois.</text:p>
      <text:h text:style-name="Heading_20_3" text:outline-level="3">Temps 2 — Enchaînement de mini-exercices</text:h>
      <text:p text:style-name="Text_20_body">On relie les notions.</text:p>
      <text:h text:style-name="Heading_20_3" text:outline-level="3">Temps 3 — Mini-sujet type bac accompagné</text:h>
      <text:p text:style-name="Text_20_body">On montre la méthode de traitement.</text:p>
      <text:p text:style-name="Text_20_body"><text:soft-page-break/>Cette progressivité évite le blocage.</text:p>
      <text:p text:style-name="Horizontal_20_Line"/>
      <text:h text:style-name="Heading_20_1" text:outline-level="1">3. Idée simple à faire passer</text:h>
      <text:p text:style-name="Text_20_body">Tu peux dire :</text:p>
      <text:p text:style-name="Quotations">“Aujourd’hui, on ne découvre pas de nouvelle notion.<text:line-break/>On apprend à reconnaître quelle idée utiliser au bon moment.”</text:p>
      <text:p text:style-name="Text_20_body">Ou encore :</text:p>
      <text:p text:style-name="Quotations">“Le plus important n’est pas d’aller vite, c’est d’identifier la bonne clé pour chaque question.”</text:p>
      <text:p text:style-name="Horizontal_20_Line"/>
      <text:h text:style-name="Heading_20_1" text:outline-level="1">4. Matériel</text:h>
      <text:list text:style-name="L8">
        <text:list-item>
          <text:p text:style-name="P17">vidéoprojecteur </text:p>
        </text:list-item>
        <text:list-item>
          <text:p text:style-name="P17">fiche élève </text:p>
        </text:list-item>
        <text:list-item>
          <text:p text:style-name="P17">schémas réseau </text:p>
        </text:list-item>
        <text:list-item>
          <text:p text:style-name="P17">tableau </text:p>
        </text:list-item>
        <text:list-item>
          <text:p text:style-name="P17">feutres </text:p>
        </text:list-item>
        <text:list-item>
          <text:p text:style-name="P17">éventuellement une fiche-outil récapitulative des coûts OSPF : </text:p>
          <text:list>
            <text:list-item>
              <text:p text:style-name="P17">Fibre = 0,1 </text:p>
            </text:list-item>
            <text:list-item>
              <text:p text:style-name="P17">Fast-Ethernet = 1 </text:p>
            </text:list-item>
            <text:list-item>
              <text:p text:style-name="P16">Ethernet = 10 </text:p>
            </text:list-item>
          </text:list>
        </text:list-item>
      </text:list>
      <text:p text:style-name="Horizontal_20_Line"/>
      <text:h text:style-name="Heading_20_1" text:outline-level="1">5. Déroulé détaillé — 2h</text:h>
      <text:p text:style-name="Horizontal_20_Line"/>
      <text:h text:style-name="Heading_20_2" text:outline-level="2">5.1 Réactivation rapide — 15 min</text:h>
      <text:h text:style-name="Heading_20_3" text:outline-level="3">Objectif</text:h>
      <text:p text:style-name="Text_20_body">Réveiller toutes les notions avant l’entraînement.</text:p>
      <text:h text:style-name="Heading_20_3" text:outline-level="3">Questions flash</text:h>
      <text:list text:style-name="L9">
        <text:list-item>
          <text:p text:style-name="P19">Quelle est l’adresse réseau de <text:span text:style-name="Source_20_Text">192.168.1.12/24</text:span> ? </text:p>
        </text:list-item>
        <text:list-item>
          <text:p text:style-name="P19"><text:span text:style-name="Source_20_Text">192.168.1.4/24</text:span> et <text:span text:style-name="Source_20_Text">192.168.2.8/24</text:span> sont-ils dans le même réseau ? </text:p>
        </text:list-item>
        <text:list-item>
          <text:p text:style-name="P19">À quoi sert un routeur ? </text:p>
        </text:list-item>
        <text:list-item>
          <text:p text:style-name="P19">Pourquoi a-t-il au moins deux interfaces ? </text:p>
        </text:list-item>
        <text:list-item>
          <text:p text:style-name="P19">Que signifie RAM ? </text:p>
        </text:list-item>
        <text:list-item>
          <text:p text:style-name="P19"><text:soft-page-break/>Linux est-il un protocole, un système d’exploitation ou une interface ? </text:p>
        </text:list-item>
        <text:list-item>
          <text:p text:style-name="P19">Avec RIP, que représente la métrique ? </text:p>
        </text:list-item>
        <text:list-item>
          <text:p text:style-name="P18">Avec OSPF, que représente la métrique ? </text:p>
        </text:list-item>
      </text:list>
      <text:h text:style-name="Heading_20_3" text:outline-level="3">Réponses attendues</text:h>
      <text:list text:style-name="L10">
        <text:list-item>
          <text:p text:style-name="P21"><text:span text:style-name="Source_20_Text">192.168.1.0</text:span> </text:p>
        </text:list-item>
        <text:list-item>
          <text:p text:style-name="P21">non </text:p>
        </text:list-item>
        <text:list-item>
          <text:p text:style-name="P21">relier des réseaux différents </text:p>
        </text:list-item>
        <text:list-item>
          <text:p text:style-name="P21">pour être connecté à plusieurs réseaux </text:p>
        </text:list-item>
        <text:list-item>
          <text:p text:style-name="P21">Random Access Memory </text:p>
        </text:list-item>
        <text:list-item>
          <text:p text:style-name="P21">un système d’exploitation </text:p>
        </text:list-item>
        <text:list-item>
          <text:p text:style-name="P21">le nombre de routeurs traversés </text:p>
        </text:list-item>
        <text:list-item>
          <text:p text:style-name="P20">la somme des coûts des liaisons </text:p>
        </text:list-item>
      </text:list>
      <text:p text:style-name="Horizontal_20_Line"/>
      <text:h text:style-name="Heading_20_2" text:outline-level="2">5.2 Bloc 1 — Adressage et communication — 20 min</text:h>
      <text:h text:style-name="Heading_20_3" text:outline-level="3">Objectif</text:h>
      <text:p text:style-name="Text_20_body">Stabiliser les bases qui servent au début des exercices.</text:p>
      <text:p text:style-name="Text_20_body">On considère :</text:p>
      <text:list text:style-name="L11">
        <text:list-item>
          <text:p text:style-name="P23">M1 : <text:span text:style-name="Source_20_Text">192.168.1.1/24</text:span> </text:p>
        </text:list-item>
        <text:list-item>
          <text:p text:style-name="P23">M2 : <text:span text:style-name="Source_20_Text">192.168.1.2/24</text:span> </text:p>
        </text:list-item>
        <text:list-item>
          <text:p text:style-name="P22">M3 : <text:span text:style-name="Source_20_Text">192.168.2.3/24</text:span> </text:p>
        </text:list-item>
      </text:list>
      <text:h text:style-name="Heading_20_3" text:outline-level="3">Questions</text:h>
      <text:list text:style-name="L12">
        <text:list-item>
          <text:p text:style-name="P25">Quelle est l’adresse réseau de M1 ? </text:p>
        </text:list-item>
        <text:list-item>
          <text:p text:style-name="P25">Quelle est l’adresse réseau de M2 ? </text:p>
        </text:list-item>
        <text:list-item>
          <text:p text:style-name="P25">Quelle est l’adresse réseau de M3 ? </text:p>
        </text:list-item>
        <text:list-item>
          <text:p text:style-name="P25">M1 et M2 sont-elles dans le même réseau ? </text:p>
        </text:list-item>
        <text:list-item>
          <text:p text:style-name="P25">M1 et M3 sont-elles dans le même réseau ? </text:p>
        </text:list-item>
        <text:list-item>
          <text:p text:style-name="P25">M1 peut-elle joindre directement M3 ? </text:p>
        </text:list-item>
        <text:list-item>
          <text:p text:style-name="P24">Quel équipement est nécessaire ? </text:p>
        </text:list-item>
      </text:list>
      <text:h text:style-name="Heading_20_3" text:outline-level="3">Ce qu’il faut faire verbaliser</text:h>
      <text:list text:style-name="L13">
        <text:list-item>
          <text:p text:style-name="P27">même réseau → communication directe </text:p>
        </text:list-item>
        <text:list-item>
          <text:p text:style-name="P26">réseau différent → routeur nécessaire </text:p>
        </text:list-item>
      </text:list>
      <text:p text:style-name="Horizontal_20_Line"/>
      <text:h text:style-name="Heading_20_2" text:outline-level="2">5.3 Bloc 2 — Routeur et interfaces — 15 min</text:h>
      <text:h text:style-name="Heading_20_3" text:outline-level="3">Objectif</text:h>
      <text:p text:style-name="Text_20_body">Vérifier les notions de culture technique attendues.</text:p>
      <text:h text:style-name="Heading_20_3" text:outline-level="3"><text:soft-page-break/>Questions</text:h>
      <text:list text:style-name="L14">
        <text:list-item>
          <text:p text:style-name="P29">Pourquoi un routeur a-t-il besoin d’au moins deux interfaces ? </text:p>
        </text:list-item>
        <text:list-item>
          <text:p text:style-name="P29">Que signifie RAM ? </text:p>
        </text:list-item>
        <text:list-item>
          <text:p text:style-name="P29">Qu’est-ce que Linux dans le contexte d’un routeur ? </text:p>
        </text:list-item>
        <text:list-item>
          <text:p text:style-name="P28">Donner une adresse IP possible pour une interface d’un routeur connecté au réseau <text:span text:style-name="Source_20_Text">192.168.1.0/24</text:span>. </text:p>
        </text:list-item>
      </text:list>
      <text:h text:style-name="Heading_20_3" text:outline-level="3">Réponses attendues</text:h>
      <text:list text:style-name="L15">
        <text:list-item>
          <text:p text:style-name="P31">parce qu’il relie au moins deux réseaux </text:p>
        </text:list-item>
        <text:list-item>
          <text:p text:style-name="P31">Random Access Memory / mémoire vive </text:p>
        </text:list-item>
        <text:list-item>
          <text:p text:style-name="P31">un système d’exploitation </text:p>
        </text:list-item>
        <text:list-item>
          <text:p text:style-name="P30">par exemple <text:span text:style-name="Source_20_Text">192.168.1.254/24</text:span> </text:p>
        </text:list-item>
      </text:list>
      <text:h text:style-name="Heading_20_3" text:outline-level="3">Point de méthode</text:h>
      <text:p text:style-name="Text_20_body">Insister sur :</text:p>
      <text:list text:style-name="L16">
        <text:list-item>
          <text:p text:style-name="P33">“adresse valide” = adresse dans le réseau ; </text:p>
        </text:list-item>
        <text:list-item>
          <text:p text:style-name="P32">“non déjà utilisée” si l’énoncé donne déjà des machines. </text:p>
        </text:list-item>
      </text:list>
      <text:p text:style-name="Horizontal_20_Line"/>
      <text:h text:style-name="Heading_20_2" text:outline-level="2">5.4 Bloc 3 — Table de routage et RIP — 20 min</text:h>
      <text:h text:style-name="Heading_20_3" text:outline-level="3">Objectif</text:h>
      <text:p text:style-name="Text_20_body">Réinvestir la lecture des tables.</text:p>
      <text:p text:style-name="Text_20_body">On donne la table de R1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destination</text:p>
            </table:table-cell>
            <table:table-cell table:style-name="Tableau1.A1" office:value-type="string">
              <text:p text:style-name="Table_20_Heading">interface de sortie</text:p>
            </table:table-cell>
            <table:table-cell table:style-name="Tableau1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1.A1" office:value-type="string">
            <text:p text:style-name="Table_20_Contents">N1</text:p>
          </table:table-cell>
          <table:table-cell table:style-name="Tableau1.A1" office:value-type="string">
            <text:p text:style-name="Table_20_Contents">eth0</text:p>
          </table:table-cell>
          <table:table-cell table:style-name="Tableau1.A1" office:value-type="string">
            <text:p text:style-name="Table_20_Contents">0</text:p>
          </table:table-cell>
        </table:table-row>
        <table:table-row>
          <table:table-cell table:style-name="Tableau1.A1" office:value-type="string">
            <text:p text:style-name="Table_20_Contents">N2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2</text:p>
          </table:table-cell>
        </table:table-row>
        <table:table-row>
          <table:table-cell table:style-name="Tableau1.A1" office:value-type="string">
            <text:p text:style-name="Table_20_Contents">N2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4</text:p>
          </table:table-cell>
        </table:table-row>
        <table:table-row>
          <table:table-cell table:style-name="Tableau1.A1" office:value-type="string">
            <text:p text:style-name="Table_20_Contents">N3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N3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N4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1</text:p>
          </table:table-cell>
        </table:table-row>
        <table:table-row>
          <table:table-cell table:style-name="Tableau1.A1" office:value-type="string">
            <text:p text:style-name="Table_20_Contents">N4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3</text:p>
          </table:table-cell>
        </table:table-row>
      </table:table>
      <text:h text:style-name="Heading_20_3" text:outline-level="3">Questions</text:h>
      <text:list text:style-name="L17">
        <text:list-item>
          <text:p text:style-name="P35">Quelle interface R1 choisit-il pour joindre N4 ? </text:p>
        </text:list-item>
        <text:list-item>
          <text:p text:style-name="P35">Pourquoi ? </text:p>
        </text:list-item>
        <text:list-item>
          <text:p text:style-name="P35">Quelle interface R1 choisit-il pour joindre N2 ? </text:p>
        </text:list-item>
        <text:list-item>
          <text:p text:style-name="P34">Si la route passant par <text:span text:style-name="Source_20_Text">eth1</text:span> vers N2 devient impossible, quelle autre route peut être utilisée ? </text:p>
        </text:list-item>
      </text:list>
      <text:h text:style-name="Heading_20_3" text:outline-level="3">Réponses attendues</text:h>
      <text:list text:style-name="L18">
        <text:list-item>
          <text:p text:style-name="P37"><text:span text:style-name="Source_20_Text">eth1</text:span> </text:p>
        </text:list-item>
        <text:list-item>
          <text:p text:style-name="P37"><text:soft-page-break/>car 1 &lt; 3 </text:p>
        </text:list-item>
        <text:list-item>
          <text:p text:style-name="P37"><text:span text:style-name="Source_20_Text">eth1</text:span> </text:p>
        </text:list-item>
        <text:list-item>
          <text:p text:style-name="P36"><text:span text:style-name="Source_20_Text">eth2</text:span> </text:p>
        </text:list-item>
      </text:list>
      <text:p text:style-name="Horizontal_20_Line"/>
      <text:h text:style-name="Heading_20_2" text:outline-level="2">5.5 Bloc 4 — Panne et adaptation — 15 min</text:h>
      <text:h text:style-name="Heading_20_3" text:outline-level="3">Objectif</text:h>
      <text:p text:style-name="Text_20_body">Réagir à une topologie qui change.</text:p>
      <text:h text:style-name="Heading_20_3" text:outline-level="3">Situation</text:h>
      <text:p text:style-name="Text_20_body">On sait que :</text:p>
      <text:list text:style-name="L19">
        <text:list-item>
          <text:p text:style-name="P39"><text:span text:style-name="Source_20_Text">eth1</text:span> mène vers un chemin passant par R2 </text:p>
        </text:list-item>
        <text:list-item>
          <text:p text:style-name="P38"><text:span text:style-name="Source_20_Text">eth2</text:span> mène vers un chemin passant par R3 </text:p>
        </text:list-item>
      </text:list>
      <text:p text:style-name="Text_20_body">Le routeur R2 tombe en panne.</text:p>
      <text:h text:style-name="Heading_20_3" text:outline-level="3">Questions</text:h>
      <text:list text:style-name="L20">
        <text:list-item>
          <text:p text:style-name="P41">La route vers N2 par <text:span text:style-name="Source_20_Text">eth1</text:span> reste-t-elle possible ? </text:p>
        </text:list-item>
        <text:list-item>
          <text:p text:style-name="P41">Quelle route reste disponible ? </text:p>
        </text:list-item>
        <text:list-item>
          <text:p text:style-name="P40">Quelle ligne simplifiée peut-on écrire pour la destination N2 ? </text:p>
        </text:list-item>
      </text:list>
      <text:h text:style-name="Heading_20_3" text:outline-level="3">Réponses attendues</text:h>
      <text:list text:style-name="L21">
        <text:list-item>
          <text:p text:style-name="P43">non </text:p>
        </text:list-item>
        <text:list-item>
          <text:p text:style-name="P43">celle passant par <text:span text:style-name="Source_20_Text">eth2</text:span> </text:p>
        </text:list-item>
        <text:list-item>
          <text:p text:style-name="P42"/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destination</text:p>
            </table:table-cell>
            <table:table-cell table:style-name="Tableau2.A1" office:value-type="string">
              <text:p text:style-name="Table_20_Heading">interface de sortie</text:p>
            </table:table-cell>
            <table:table-cell table:style-name="Tableau2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4</text:p>
          </table:table-cell>
        </table:table-row>
      </table:table>
      <text:p text:style-name="Horizontal_20_Line"/>
      <text:h text:style-name="Heading_20_2" text:outline-level="2">5.6 Bloc 5 — OSPF — 20 min</text:h>
      <text:h text:style-name="Heading_20_3" text:outline-level="3">Objectif</text:h>
      <text:p text:style-name="Text_20_body">Comparer des chemins par leurs coûts.</text:p>
      <text:p text:style-name="Text_20_body">On rappelle :</text:p>
      <text:list text:style-name="L22">
        <text:list-item>
          <text:p text:style-name="P45">Fibre = 0,1 </text:p>
        </text:list-item>
        <text:list-item>
          <text:p text:style-name="P45">Fast-Ethernet = 1 </text:p>
        </text:list-item>
        <text:list-item>
          <text:p text:style-name="P44">Ethernet = 10 </text:p>
        </text:list-item>
      </text:list>
      <text:h text:style-name="Heading_20_3" text:outline-level="3">Exercice</text:h>
      <text:p text:style-name="Text_20_body">Comparer :</text:p>
      <text:h text:style-name="Heading_20_4" text:outline-level="4"><text:soft-page-break/>Chemin A</text:h>
      <text:list text:style-name="L23">
        <text:list-item>
          <text:p text:style-name="P47">Fibre </text:p>
        </text:list-item>
        <text:list-item>
          <text:p text:style-name="P47">Fibre </text:p>
        </text:list-item>
        <text:list-item>
          <text:p text:style-name="P46">Fast-Ethernet </text:p>
        </text:list-item>
      </text:list>
      <text:h text:style-name="Heading_20_4" text:outline-level="4">Chemin B</text:h>
      <text:list text:style-name="L24">
        <text:list-item>
          <text:p text:style-name="P49">Ethernet </text:p>
        </text:list-item>
        <text:list-item>
          <text:p text:style-name="P48">Fibre </text:p>
        </text:list-item>
      </text:list>
      <text:h text:style-name="Heading_20_3" text:outline-level="3">Questions</text:h>
      <text:list text:style-name="L25">
        <text:list-item>
          <text:p text:style-name="P51">Coût du chemin A ? </text:p>
        </text:list-item>
        <text:list-item>
          <text:p text:style-name="P51">Coût du chemin B ? </text:p>
        </text:list-item>
        <text:list-item>
          <text:p text:style-name="P51">Quel chemin OSPF choisit-il ? </text:p>
        </text:list-item>
        <text:list-item>
          <text:p text:style-name="P50">Pourquoi ? </text:p>
        </text:list-item>
      </text:list>
      <text:h text:style-name="Heading_20_3" text:outline-level="3">Réponses</text:h>
      <text:list text:style-name="L26">
        <text:list-item>
          <text:p text:style-name="P53">0,1+0,1+1=1,2 </text:p>
        </text:list-item>
        <text:list-item>
          <text:p text:style-name="P53">10+0,1=10,1 </text:p>
        </text:list-item>
        <text:list-item>
          <text:p text:style-name="P53">chemin A </text:p>
        </text:list-item>
        <text:list-item>
          <text:p text:style-name="P52">parce que son coût total est plus faible </text:p>
        </text:list-item>
      </text:list>
      <text:p text:style-name="Horizontal_20_Line"/>
      <text:h text:style-name="Heading_20_2" text:outline-level="2">5.7 Mini-sujet type bac guidé — 30 min</text:h>
      <text:h text:style-name="Heading_20_3" text:outline-level="3">Objectif</text:h>
      <text:p text:style-name="Text_20_body">Faire traiter un sujet mixte dans le bon ordre.</text:p>
      <text:p text:style-name="Horizontal_20_Line"/>
      <text:h text:style-name="Heading_20_3" text:outline-level="3">Énoncé</text:h>
      <text:p text:style-name="Text_20_body">On considère trois machines :</text:p>
      <text:list text:style-name="L27">
        <text:list-item>
          <text:p text:style-name="P55">M1 : <text:span text:style-name="Source_20_Text">192.168.1.1/24</text:span> </text:p>
        </text:list-item>
        <text:list-item>
          <text:p text:style-name="P55">M2 : <text:span text:style-name="Source_20_Text">192.168.1.2/24</text:span> </text:p>
        </text:list-item>
        <text:list-item>
          <text:p text:style-name="P54">M3 : <text:span text:style-name="Source_20_Text">192.168.2.3/24</text:span> </text:p>
        </text:list-item>
      </text:list>
      <text:p text:style-name="Text_20_body">Un utilisateur sur M1 lance :</text:p>
      <text:section text:style-name="Sect1" text:name="code-block-viewer">
        <text:p text:style-name="P1">ping 192.168.2.3</text:p>
      </text:section>
      <text:p text:style-name="Text_20_body">et obtient :</text:p>
      <text:section text:style-name="Sect1" text:name="Section1">
        <text:p text:style-name="P1"><text:bookmark text:name="code-block-viewer"/>Hôte inaccessible</text:p>
      </text:section>
      <text:p text:style-name="Text_20_body">On ajoute ensuite un routeur R1 pour relier les réseaux <text:span text:style-name="Source_20_Text">192.168.1.0/24</text:span> et <text:span text:style-name="Source_20_Text">192.168.2.0/24</text:span>.</text:p>
      <text:p text:style-name="Text_20_body">Le routeur R1 est une machine spécialisée possédant plusieurs interfaces réseau, de la RAM et un système d’exploitation.</text:p>
      <text:p text:style-name="Text_20_body"><text:soft-page-break/>On considère ensuite la table de routage suivante de R1 dans le cadre de RIP 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destination</text:p>
            </table:table-cell>
            <table:table-cell table:style-name="Tableau3.A1" office:value-type="string">
              <text:p text:style-name="Table_20_Heading">interface de sortie</text:p>
            </table:table-cell>
            <table:table-cell table:style-name="Tableau3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3.A1" office:value-type="string">
            <text:p text:style-name="Table_20_Contents">N1</text:p>
          </table:table-cell>
          <table:table-cell table:style-name="Tableau3.A1" office:value-type="string">
            <text:p text:style-name="Table_20_Contents">eth0</text:p>
          </table:table-cell>
          <table:table-cell table:style-name="Tableau3.A1" office:value-type="string">
            <text:p text:style-name="Table_20_Contents">0</text:p>
          </table:table-cell>
        </table:table-row>
        <table:table-row>
          <table:table-cell table:style-name="Tableau3.A1" office:value-type="string">
            <text:p text:style-name="Table_20_Contents">N2</text:p>
          </table:table-cell>
          <table:table-cell table:style-name="Tableau3.A1" office:value-type="string">
            <text:p text:style-name="Table_20_Contents">eth1</text:p>
          </table:table-cell>
          <table:table-cell table:style-name="Tableau3.A1" office:value-type="string">
            <text:p text:style-name="Table_20_Contents">2</text:p>
          </table:table-cell>
        </table:table-row>
        <table:table-row>
          <table:table-cell table:style-name="Tableau3.A1" office:value-type="string">
            <text:p text:style-name="Table_20_Contents">N2</text:p>
          </table:table-cell>
          <table:table-cell table:style-name="Tableau3.A1" office:value-type="string">
            <text:p text:style-name="Table_20_Contents">eth2</text:p>
          </table:table-cell>
          <table:table-cell table:style-name="Tableau3.A1" office:value-type="string">
            <text:p text:style-name="Table_20_Contents">4</text:p>
          </table:table-cell>
        </table:table-row>
      </table:table>
      <text:p text:style-name="Text_20_body">Puis, dans un autre contexte, on utilise OSPF avec les coûts :</text:p>
      <text:list text:style-name="L28">
        <text:list-item>
          <text:p text:style-name="P57">Fibre = 0,1 </text:p>
        </text:list-item>
        <text:list-item>
          <text:p text:style-name="P57">Fast-Ethernet = 1 </text:p>
        </text:list-item>
        <text:list-item>
          <text:p text:style-name="P56">Ethernet = 10 </text:p>
        </text:list-item>
      </text:list>
      <text:p text:style-name="Text_20_body">On compare deux chemins vers N2 :</text:p>
      <text:list text:style-name="L29">
        <text:list-item>
          <text:p text:style-name="P59">chemin A : Ethernet + Fibre </text:p>
        </text:list-item>
        <text:list-item>
          <text:p text:style-name="P58">chemin B : Fibre + Fast-Ethernet + Fibre </text:p>
        </text:list-item>
      </text:list>
      <text:p text:style-name="Horizontal_20_Line"/>
      <text:h text:style-name="Heading_20_3" text:outline-level="3">Questions</text:h>
      <text:list text:style-name="L30">
        <text:list-item>
          <text:p text:style-name="P61">Quelle est l’adresse réseau de M1 ? </text:p>
        </text:list-item>
        <text:list-item>
          <text:p text:style-name="P61">Quelle est l’adresse réseau de M3 ? </text:p>
        </text:list-item>
        <text:list-item>
          <text:p text:style-name="P61">Pourquoi le <text:span text:style-name="Source_20_Text">ping</text:span> échoue-t-il ? </text:p>
        </text:list-item>
        <text:list-item>
          <text:p text:style-name="P61">Quel est le rôle du routeur ? </text:p>
        </text:list-item>
        <text:list-item>
          <text:p text:style-name="P61">Pourquoi le routeur doit-il avoir au moins deux interfaces réseau ? </text:p>
        </text:list-item>
        <text:list-item>
          <text:p text:style-name="P61">Que signifie RAM ? </text:p>
        </text:list-item>
        <text:list-item>
          <text:p text:style-name="P61">Qu’est-ce que Linux dans le contexte d’un routeur ? </text:p>
        </text:list-item>
        <text:list-item>
          <text:p text:style-name="P61">Avec RIP, quelle interface R1 choisit-il pour joindre N2 ? </text:p>
        </text:list-item>
        <text:list-item>
          <text:p text:style-name="P61">Pourquoi ? </text:p>
        </text:list-item>
        <text:list-item>
          <text:p text:style-name="P61">Si la route via <text:span text:style-name="Source_20_Text">eth1</text:span> devient impossible, quelle autre interface peut être utilisée ? </text:p>
        </text:list-item>
        <text:list-item>
          <text:p text:style-name="P61">Calculer le coût du chemin A avec OSPF. </text:p>
        </text:list-item>
        <text:list-item>
          <text:p text:style-name="P61">Calculer le coût du chemin B avec OSPF. </text:p>
        </text:list-item>
        <text:list-item>
          <text:p text:style-name="P61">Quel chemin OSPF est préféré ? </text:p>
        </text:list-item>
        <text:list-item>
          <text:p text:style-name="P60">Pourquoi OSPF ne choisit-il pas toujours le chemin avec le moins de routeurs ? </text:p>
        </text:list-item>
      </text:list>
      <text:p text:style-name="Horizontal_20_Line"/>
      <text:h text:style-name="Heading_20_3" text:outline-level="3">Corrigé attendu</text:h>
      <text:list text:style-name="L31">
        <text:list-item>
          <text:p text:style-name="P63"><text:span text:style-name="Source_20_Text">192.168.1.0</text:span> </text:p>
        </text:list-item>
        <text:list-item>
          <text:p text:style-name="P63"><text:span text:style-name="Source_20_Text">192.168.2.0</text:span> </text:p>
        </text:list-item>
        <text:list-item>
          <text:p text:style-name="P63">parce que M1 et M3 sont dans des réseaux différents </text:p>
        </text:list-item>
        <text:list-item>
          <text:p text:style-name="P63">relier des réseaux différents et permettre le passage des données </text:p>
        </text:list-item>
        <text:list-item>
          <text:p text:style-name="P63">parce qu’il doit être connecté à plusieurs réseaux </text:p>
        </text:list-item>
        <text:list-item>
          <text:p text:style-name="P63">Random Access Memory / mémoire vive </text:p>
        </text:list-item>
        <text:list-item>
          <text:p text:style-name="P63">un système d’exploitation </text:p>
        </text:list-item>
        <text:list-item>
          <text:p text:style-name="P63"><text:span text:style-name="Source_20_Text">eth1</text:span> </text:p>
        </text:list-item>
        <text:list-item>
          <text:p text:style-name="P63">parce que la métrique 2 est plus petite que 4 </text:p>
        </text:list-item>
        <text:list-item>
          <text:p text:style-name="P63"><text:span text:style-name="Source_20_Text">eth2</text:span> </text:p>
        </text:list-item>
        <text:list-item>
          <text:p text:style-name="P63"><text:soft-page-break/>10+0,1=10,1 </text:p>
        </text:list-item>
        <text:list-item>
          <text:p text:style-name="P63">0,1+1+0,1=1,2 </text:p>
        </text:list-item>
        <text:list-item>
          <text:p text:style-name="P63">chemin B </text:p>
        </text:list-item>
        <text:list-item>
          <text:p text:style-name="P62">parce qu’OSPF compare la somme des coûts des liaisons, pas seulement le nombre de routeurs </text:p>
        </text:list-item>
      </text:list>
      <text:p text:style-name="Horizontal_20_Line"/>
      <text:h text:style-name="Heading_20_2" text:outline-level="2">5.8 Bilan de fin de séance — 10 min</text:h>
      <text:h text:style-name="Heading_20_3" text:outline-level="3">À faire compléter</text:h>
      <text:list text:style-name="L32">
        <text:list-item>
          <text:p text:style-name="P65">Pour répondre à une question sur <text:span text:style-name="Source_20_Text">/24</text:span>, je pense à... </text:p>
        </text:list-item>
        <text:list-item>
          <text:p text:style-name="P65">Pour répondre à une question sur un routeur, je pense à... </text:p>
        </text:list-item>
        <text:list-item>
          <text:p text:style-name="P65">Pour répondre à une question sur RIP, je pense à... </text:p>
        </text:list-item>
        <text:list-item>
          <text:p text:style-name="P65">Pour répondre à une question sur OSPF, je pense à... </text:p>
        </text:list-item>
        <text:list-item>
          <text:p text:style-name="P64">L’idée importante pour le bac est... </text:p>
        </text:list-item>
      </text:list>
      <text:h text:style-name="Heading_20_3" text:outline-level="3">Réponses attendues</text:h>
      <text:list text:style-name="L33">
        <text:list-item>
          <text:p text:style-name="P67">l’adresse réseau </text:p>
        </text:list-item>
        <text:list-item>
          <text:p text:style-name="P67">réseaux différents / interfaces </text:p>
        </text:list-item>
        <text:list-item>
          <text:p text:style-name="P67">plus petite métrique </text:p>
        </text:list-item>
        <text:list-item>
          <text:p text:style-name="P67">somme des coûts </text:p>
        </text:list-item>
        <text:list-item>
          <text:p text:style-name="P66">identifier la bonne notion pour chaque question </text:p>
        </text:list-item>
      </text:list>
      <text:p text:style-name="Horizontal_20_Line"/>
      <text:h text:style-name="Heading_20_1" text:outline-level="1">6. Trace écrite très courte</text:h>
      <text:h text:style-name="Heading_20_3" text:outline-level="3">À retenir</text:h>
      <text:list text:style-name="L34">
        <text:list-item>
          <text:p text:style-name="P69">Avec <text:span text:style-name="Source_20_Text">/24</text:span>, on identifie le réseau d’une machine. </text:p>
        </text:list-item>
        <text:list-item>
          <text:p text:style-name="P69">Deux machines de réseaux différents ont besoin d’un routeur pour communiquer. </text:p>
        </text:list-item>
        <text:list-item>
          <text:p text:style-name="P69">Un routeur possède plusieurs interfaces réseau. </text:p>
        </text:list-item>
        <text:list-item>
          <text:p text:style-name="P69">RAM signifie <text:span text:style-name="Strong_20_Emphasis">Random Access Memory</text:span>. </text:p>
        </text:list-item>
        <text:list-item>
          <text:p text:style-name="P69">Linux est un <text:span text:style-name="Strong_20_Emphasis">système d’exploitation</text:span>. </text:p>
        </text:list-item>
        <text:list-item>
          <text:p text:style-name="P69">Avec <text:span text:style-name="Strong_20_Emphasis">RIP</text:span>, on choisit la route de plus petite métrique en nombre de routeurs. </text:p>
        </text:list-item>
        <text:list-item>
          <text:p text:style-name="P69">Avec <text:span text:style-name="Strong_20_Emphasis">OSPF</text:span>, on choisit la route de plus petite somme de coûts. </text:p>
        </text:list-item>
        <text:list-item>
          <text:p text:style-name="P68">Pour réussir un exercice de bac, il faut repérer la notion utile pour chaque question. </text:p>
        </text:list-item>
      </text:list>
      <text:h text:style-name="Heading_20_3" text:outline-level="3">Formules utiles</text:h>
      <text:p text:style-name="Quotations"><text:span text:style-name="Strong_20_Emphasis">/24 → adresse réseau</text:span><text:line-break/><text:span text:style-name="Strong_20_Emphasis">RIP → plus petit nombre de routeurs</text:span><text:line-break/><text:span text:style-name="Strong_20_Emphasis">OSPF → plus petite somme des coûts</text:span></text:p>
      <text:p text:style-name="Horizontal_20_Line"/>
      <text:h text:style-name="Heading_20_1" text:outline-level="1"><text:soft-page-break/>7. Différenciation élèves fragiles</text:h>
      <text:p text:style-name="Text_20_body">Prévoir :</text:p>
      <text:list text:style-name="L35">
        <text:list-item>
          <text:p text:style-name="P71">une fiche aide avec : </text:p>
          <text:list>
            <text:list-item>
              <text:p text:style-name="P71"><text:span text:style-name="Source_20_Text">/24</text:span> </text:p>
            </text:list-item>
            <text:list-item>
              <text:p text:style-name="P71">rôle du routeur </text:p>
            </text:list-item>
            <text:list-item>
              <text:p text:style-name="P71">RAM </text:p>
            </text:list-item>
            <text:list-item>
              <text:p text:style-name="P71">Linux </text:p>
            </text:list-item>
            <text:list-item>
              <text:p text:style-name="P71">RIP </text:p>
            </text:list-item>
            <text:list-item>
              <text:p text:style-name="P71">OSPF </text:p>
            </text:list-item>
          </text:list>
        </text:list-item>
        <text:list-item>
          <text:p text:style-name="P71">des couleurs pour séparer les blocs de notions ; </text:p>
        </text:list-item>
        <text:list-item>
          <text:p text:style-name="P71">des questions d’abord indépendantes avant le mini-sujet complet ; </text:p>
        </text:list-item>
        <text:list-item>
          <text:p text:style-name="P70">une correction très explicitée, question par question. </text:p>
        </text:list-item>
      </text:list>
      <text:p text:style-name="Text_20_body">Astuce très utile :<text:line-break/>écrire au tableau une colonne :</text:p>
      <text:list text:style-name="L36">
        <text:list-item>
          <text:p text:style-name="P73"><text:span text:style-name="Strong_20_Emphasis">Quel mot-clé ?</text:span> </text:p>
        </text:list-item>
        <text:list-item>
          <text:p text:style-name="P72"><text:span text:style-name="Strong_20_Emphasis">Quelle notion ?</text:span> </text:p>
        </text:list-item>
      </text:list>
      <text:p text:style-name="Text_20_body">Exemple :</text:p>
      <text:list text:style-name="L37">
        <text:list-item>
          <text:p text:style-name="P75"><text:span text:style-name="Source_20_Text">/24</text:span> → adresse réseau </text:p>
        </text:list-item>
        <text:list-item>
          <text:p text:style-name="P75"><text:span text:style-name="Source_20_Text">métrique RIP</text:span> → nombre de routeurs </text:p>
        </text:list-item>
        <text:list-item>
          <text:p text:style-name="P74"><text:span text:style-name="Source_20_Text">coût OSPF</text:span> → somme des coûts </text:p>
        </text:list-item>
      </text:list>
      <text:p text:style-name="Horizontal_20_Line"/>
      <text:h text:style-name="Heading_20_1" text:outline-level="1">8. Erreurs fréquentes à surveiller</text:h>
      <text:list text:style-name="L38">
        <text:list-item>
          <text:p text:style-name="P77">confondre adresse IP et adresse réseau ; </text:p>
        </text:list-item>
        <text:list-item>
          <text:p text:style-name="P77">oublier que réseaux différents ⇒ routeur ; </text:p>
        </text:list-item>
        <text:list-item>
          <text:p text:style-name="P77">croire qu’un routeur n’a qu’une seule interface ; </text:p>
        </text:list-item>
        <text:list-item>
          <text:p text:style-name="P77">confondre RAM et stockage ; </text:p>
        </text:list-item>
        <text:list-item>
          <text:p text:style-name="P77">confondre Linux et protocole ; </text:p>
        </text:list-item>
        <text:list-item>
          <text:p text:style-name="P77">utiliser la logique RIP dans une question OSPF ; </text:p>
        </text:list-item>
        <text:list-item>
          <text:p text:style-name="P76">oublier d’additionner les coûts en OSPF. </text:p>
        </text:list-item>
      </text:list>
      <text:p text:style-name="Horizontal_20_Line"/>
      <text:h text:style-name="Heading_20_1" text:outline-level="1">9. Ce qu’il faut absolument réussir</text:h>
      <text:p text:style-name="Text_20_body">Si, en fin de séance, les élèves savent :</text:p>
      <text:list text:style-name="L39">
        <text:list-item>
          <text:p text:style-name="P79">reconnaître la notion en jeu dans une question ; </text:p>
        </text:list-item>
        <text:list-item>
          <text:p text:style-name="P79">répondre correctement sur l’adressage et le routeur ; </text:p>
        </text:list-item>
        <text:list-item>
          <text:p text:style-name="P79">lire une table RIP ; </text:p>
        </text:list-item>
        <text:list-item>
          <text:p text:style-name="P79">traiter une panne simple ; </text:p>
        </text:list-item>
        <text:list-item>
          <text:p text:style-name="P78"><text:soft-page-break/>calculer et comparer deux chemins OSPF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5:48:10.809126853</meta:creation-date>
    <dc:date>2026-04-09T15:48:31.262946550</dc:date>
    <meta:editing-duration>PT20S</meta:editing-duration>
    <meta:editing-cycles>1</meta:editing-cycles>
    <meta:document-statistic meta:table-count="3" meta:image-count="0" meta:object-count="0" meta:page-count="12" meta:paragraph-count="373" meta:word-count="2132" meta:character-count="11469" meta:non-whitespace-character-count="9690"/>
    <meta:generator>LibreOffice/24.2.7.2$Linux_X86_64 LibreOffice_project/420$Build-2</meta:generator>
  </office:meta>
</office:document-meta>
</file>